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color="#808080" loext:opacity="100%" fo:font-size="10pt" officeooo:rsid="001a5144" officeooo:paragraph-rsid="001a5144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fo:color="#808080" loext:opacity="100%" fo:font-size="10pt" officeooo:rsid="001a5144" officeooo:paragraph-rsid="001a5144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24pt" style:font-size-asian="21pt" style:font-size-complex="24pt"/>
    </style:style>
    <style:style style:name="P4" style:family="paragraph" style:parent-style-name="Standard">
      <style:paragraph-properties fo:text-align="center" style:justify-single-word="false"/>
      <style:text-properties fo:color="#3465a4" loext:opacity="100%" fo:font-size="28pt" fo:font-weight="bold" officeooo:rsid="001de698" officeooo:paragraph-rsid="001de698" style:font-size-asian="28pt" style:font-weight-asian="bold" style:font-size-complex="28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3465a4" loext:opacity="100%" fo:font-size="20pt" fo:font-weight="bold" officeooo:rsid="001de698" officeooo:paragraph-rsid="001de698" style:font-size-asian="17.5pt" style:font-weight-asian="bold" style:font-size-complex="20pt" style:font-weight-complex="bold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Text_20_body">
      <style:text-properties officeooo:rsid="001e758e" officeooo:paragraph-rsid="001e758e"/>
    </style:style>
    <style:style style:name="P10" style:family="paragraph" style:parent-style-name="Text_20_body">
      <style:paragraph-properties fo:margin-top="0cm" fo:margin-bottom="0.146cm" style:contextual-spacing="false"/>
      <style:text-properties officeooo:rsid="001e758e" officeooo:paragraph-rsid="001e758e"/>
    </style:style>
    <style:style style:name="P11" style:family="paragraph" style:parent-style-name="Text_20_body">
      <style:text-properties officeooo:rsid="001fe7f8" officeooo:paragraph-rsid="001fe7f8"/>
    </style:style>
    <style:style style:name="P12" style:family="paragraph" style:parent-style-name="Text_20_body">
      <style:text-properties officeooo:paragraph-rsid="001fe7f8"/>
    </style:style>
    <style:style style:name="P13" style:family="paragraph" style:parent-style-name="Standard" style:master-page-name="First_20_Page">
      <style:paragraph-properties style:page-number="auto"/>
    </style:style>
    <style:style style:name="P14" style:family="paragraph" style:parent-style-name="Text_20_body">
      <style:paragraph-properties fo:margin-top="0cm" fo:margin-bottom="0cm" style:contextual-spacing="false"/>
      <style:text-properties fo:color="#000000" loext:opacity="100%" fo:font-weight="normal" officeooo:rsid="001de698" officeooo:paragraph-rsid="001de698" style:font-weight-asian="normal" style:font-weight-complex="normal"/>
    </style:style>
    <style:style style:name="P15" style:family="paragraph" style:parent-style-name="Text_20_body">
      <style:paragraph-properties fo:margin-top="0cm" fo:margin-bottom="0cm" style:contextual-spacing="false"/>
      <style:text-properties fo:color="#000000" loext:opacity="100%" fo:font-weight="normal" officeooo:rsid="002315eb" officeooo:paragraph-rsid="001de698" style:font-weight-asian="normal" style:font-weight-complex="normal"/>
    </style:style>
    <style:style style:name="P16" style:family="paragraph" style:parent-style-name="Text_20_body">
      <style:paragraph-properties fo:margin-top="0cm" fo:margin-bottom="0cm" style:contextual-spacing="false"/>
      <style:text-properties fo:color="#000000" loext:opacity="100%" fo:font-weight="normal" officeooo:rsid="002315eb" officeooo:paragraph-rsid="002315eb" style:font-weight-asian="normal" style:font-weight-complex="normal"/>
    </style:style>
    <style:style style:name="P17" style:family="paragraph" style:parent-style-name="Text_20_body">
      <style:text-properties fo:font-weight="normal" officeooo:rsid="001fe7f8" officeooo:paragraph-rsid="001fe7f8" style:font-weight-asian="normal" style:font-weight-complex="normal"/>
    </style:style>
    <style:style style:name="P18" style:family="paragraph" style:parent-style-name="Heading_20_1">
      <style:paragraph-properties fo:break-before="page"/>
      <style:text-properties officeooo:rsid="001de698" officeooo:paragraph-rsid="001de698"/>
    </style:style>
    <style:style style:name="P19" style:family="paragraph" style:parent-style-name="Heading_20_1">
      <style:text-properties fo:color="#000000" loext:opacity="100%" officeooo:rsid="001de698" officeooo:paragraph-rsid="001de698"/>
    </style:style>
    <style:style style:name="P20" style:family="paragraph" style:parent-style-name="Heading_20_2">
      <style:text-properties officeooo:rsid="001e758e"/>
    </style:style>
    <style:style style:name="P21" style:family="paragraph" style:parent-style-name="Heading_20_2">
      <style:text-properties officeooo:rsid="001e758e" officeooo:paragraph-rsid="001e758e"/>
    </style:style>
    <style:style style:name="P22" style:family="paragraph" style:parent-style-name="Heading_20_2">
      <style:text-properties officeooo:rsid="001fe7f8" officeooo:paragraph-rsid="001fe7f8"/>
    </style:style>
    <style:style style:name="P23" style:family="paragraph" style:parent-style-name="Heading_20_2">
      <style:text-properties officeooo:rsid="002315eb" officeooo:paragraph-rsid="002315e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López Calderón Francisco Javier</text:p>
      <text:p text:style-name="Standard"/>
      <text:p text:style-name="Standard"/>
      <text:p text:style-name="Standard"/>
      <text:p text:style-name="P4">ESTRUCTURA</text:p>
      <text:p text:style-name="P5">De un Sistema Informátic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Standard"/>
      <text:p text:style-name="Standard"/>
      <text:p text:style-name="Standard"/>
      <text:p text:style-name="Standard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8">Sumario</text:p>
          </text:index-title>
          <text:p text:style-name="P6"><text:a xlink:type="simple" xlink:href="#__RefHeading___Toc105_3485141822" text:style-name="Index_20_Link" text:visited-style-name="Index_20_Link">1) ¿Qué significa el concepto de “estructura de un sistema informático”?<text:tab/>3</text:a></text:p>
          <text:p text:style-name="P6"><text:a xlink:type="simple" xlink:href="#__RefHeading___Toc218_663739562" text:style-name="Index_20_Link" text:visited-style-name="Index_20_Link">2) Realiza una breve descripción de las principales estructuras de un sistema informático:<text:tab/>3</text:a></text:p>
          <text:p text:style-name="P7"><text:a xlink:type="simple" xlink:href="#__RefHeading___Toc220_663739562" text:style-name="Index_20_Link" text:visited-style-name="Index_20_Link">Monolítica<text:tab/>3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h text:style-name="P18" text:outline-level="1"><text:bookmark-start text:name="__RefHeading___Toc105_3485141822"/>¿Qué significa el concepto de “estructura de un sistema informático”?<text:bookmark-end text:name="__RefHeading___Toc105_3485141822"/></text:h>
      <text:p text:style-name="P15">Los Sistemas Operativos están formados por varios módulos con funciones muy específicas</text:p>
      <text:h text:style-name="P23" text:outline-level="2">El Núcleo</text:h>
      <text:p text:style-name="P16">Es el módulo que siempre está activo en la memoria principal y posee privilegios en el sistema. Es aquella parte que interactúa con el Hardware</text:p>
      <text:h text:style-name="P23" text:outline-level="2">Servicios </text:h>
      <text:p text:style-name="P14"/>
      <text:p text:style-name="P14"/>
      <text:h text:style-name="P19" text:outline-level="1"><text:bookmark-start text:name="__RefHeading___Toc218_663739562"/>Realiza una breve descripción de las principales estructuras de un sistema informático:<text:bookmark-end text:name="__RefHeading___Toc218_663739562"/></text:h>
      <text:h text:style-name="Heading_20_2" text:outline-level="2"><text:bookmark-start text:name="__RefHeading___Toc220_663739562"/>Monolítica<text:bookmark-end text:name="__RefHeading___Toc220_663739562"/></text:h>
      <text:p text:style-name="P10">Es la primera estructura de los sistemas operativos que estaban formados por un único programa que estaba formado por distintas rutinas entrelazadas .</text:p>
      <text:p text:style-name="P10">No poseen privilegios o protecciones al utilizar sus rutinas para ver el estado de algunos componentes del equipo</text:p>
      <text:p text:style-name="P10">Son sistemas hechos a medida por lo que son muy rápidos en sus funciones</text:p>
      <text:h text:style-name="P20" text:outline-level="2">Micronúcleo – Cliente-Servidor</text:h>
      <text:p text:style-name="P9">Es un tipo de núcleo de un Sistema Operativo que nos proporciona un conjunto de servicios mínimos, gestión de la memoria, sistemas de archivos, etc.</text:p>
      <text:p text:style-name="P9">Suponía una ventaja sobre la estructura <text:span text:style-name="T1">monolítica</text:span><text:span text:style-name="T2"> ya que solucionaba algunos errores y reducía la complejidad del sistema.</text:span></text:p>
      <text:h text:style-name="P21" text:outline-level="2">Kernel híbrido</text:h>
      <text:p text:style-name="P11">Es muy parecido al <text:span text:style-name="T1">Micronúcleo</text:span><text:span text:style-name="T2"> pero, que descarta variaciones no esenciales lo que provoca una mejora en su velocidad.</text:span></text:p>
      <text:p text:style-name="P17">Actualmente es el tipo de núcleo usado en los Sistemas Operativos actuales.</text:p>
      <text:h text:style-name="P22" text:outline-level="2">Capas</text:h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s" fo:country="ES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808080" loext:opacity="100%" fo:font-size="10pt" officeooo:rsid="001a5144" officeooo:paragraph-rsid="001a514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ópez Calderón Francisco Javier</text:p>
      </style:head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1T19:51:39.307000000</meta:creation-date>
    <dc:date>2021-10-18T16:56:51.285000000</dc:date>
    <meta:editing-duration>PT29M57S</meta:editing-duration>
    <meta:editing-cycles>6</meta:editing-cycles>
    <meta:generator>LibreOffice/7.2.1.2$Windows_X86_64 LibreOffice_project/87b77fad49947c1441b67c559c339af8f3517e22</meta:generator>
    <meta:document-statistic meta:table-count="0" meta:image-count="0" meta:object-count="0" meta:page-count="3" meta:paragraph-count="25" meta:word-count="241" meta:character-count="1549" meta:non-whitespace-character-count="1333"/>
  </office:meta>
</office:document-meta>
</file>